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le2" style:family="table">
      <style:table-properties style:width="26.504cm" table:align="margins"/>
    </style:style>
    <style:style style:name="Table2.A" style:family="table-column">
      <style:table-column-properties style:column-width="10.956cm" style:rel-column-width="27088*"/>
    </style:style>
    <style:style style:name="Table2.B" style:family="table-column">
      <style:table-column-properties style:column-width="15.549cm" style:rel-column-width="38447*"/>
    </style:style>
    <style:style style:name="Table2.1" style:family="table-row">
      <style:table-row-properties style:min-row-height="0.589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>
      <style:table-cell-properties fo:background-color="#dddddd" fo:padding="0.097cm" fo:border="0.5pt solid #000000">
        <style:background-image/>
      </style:table-cell-properties>
    </style:style>
    <style:style style:name="Table2.A2" style:family="table-cell">
      <style:table-cell-properties style:vertical-align="middle" fo:padding="0.101cm" fo:border-left="0.5pt solid #000000" fo:border-right="none" fo:border-top="none" fo:border-bottom="0.5pt solid #000000"/>
    </style:style>
    <style:style style:name="Table2.B2" style:family="table-cell">
      <style:table-cell-properties fo:padding="0.101cm" fo:border-left="0.5pt solid #000000" fo:border-right="0.5pt solid #000000" fo:border-top="none" fo:border-bottom="0.5pt solid #000000"/>
    </style:style>
    <style:style style:name="Table2.B3" style:family="table-cell">
      <style:table-cell-properties fo:padding="0.101cm" fo:border-left="0.5pt solid #000000" fo:border-right="0.5pt solid #000000" fo:border-top="none" fo:border-bottom="0.5pt solid #000000"/>
    </style:style>
    <style:style style:name="Table2.B4" style:family="table-cell">
      <style:table-cell-properties fo:padding="0.101cm" fo:border-left="0.5pt solid #000000" fo:border-right="0.5pt solid #000000" fo:border-top="none" fo:border-bottom="0.5pt solid #000000"/>
    </style:style>
    <style:style style:name="Table1" style:family="table">
      <style:table-properties style:width="26.504cm" table:align="margins"/>
    </style:style>
    <style:style style:name="Table1.A" style:family="table-column">
      <style:table-column-properties style:column-width="2.607cm" style:rel-column-width="6446*"/>
    </style:style>
    <style:style style:name="Table1.B" style:family="table-column">
      <style:table-column-properties style:column-width="23.897cm" style:rel-column-width="59089*"/>
    </style:style>
    <style:style style:name="Table1.1" style:family="table-row">
      <style:table-row-properties style:min-row-height="0.589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fo:background-color="#dddddd" fo:padding="0.097cm" fo:border="0.5pt solid #000000">
        <style:background-image/>
      </style:table-cell-properties>
    </style:style>
    <style:style style:name="Table1.A2" style:family="table-cell">
      <style:table-cell-properties fo:padding="0.049cm" fo:border-left="0.5pt solid #000000" fo:border-right="none" fo:border-top="none" fo:border-bottom="0.5pt solid #000000"/>
    </style:style>
    <style:style style:name="Table1.B2" style:family="table-cell">
      <style:table-cell-properties fo:padding="0.049cm" fo:border-left="0.5pt solid #000000" fo:border-right="0.5pt solid #000000" fo:border-top="none" fo:border-bottom="0.5pt solid #000000"/>
    </style:style>
    <style:style style:name="Table1.A3" style:family="table-cell">
      <style:table-cell-properties fo:padding="0.049cm" fo:border-left="0.5pt solid #000000" fo:border-right="none" fo:border-top="none" fo:border-bottom="0.5pt solid #000000"/>
    </style:style>
    <style:style style:name="Table1.B3" style:family="table-cell">
      <style:table-cell-properties fo:padding="0.049cm" fo:border-left="0.5pt solid #000000" fo:border-right="0.5pt solid #000000" fo:border-top="none" fo:border-bottom="0.5pt solid #000000"/>
    </style:style>
    <style:style style:name="Table1.A4" style:family="table-cell">
      <style:table-cell-properties fo:padding="0.049cm" fo:border-left="0.5pt solid #000000" fo:border-right="none" fo:border-top="none" fo:border-bottom="0.5pt solid #000000"/>
    </style:style>
    <style:style style:name="Table1.B4" style:family="table-cell">
      <style:table-cell-properties fo:padding="0.049cm" fo:border-left="0.5pt solid #000000" fo:border-right="0.5pt solid #000000" fo:border-top="none" fo:border-bottom="0.5pt solid #000000"/>
    </style:style>
    <style:style style:name="Table1.A5" style:family="table-cell">
      <style:table-cell-properties fo:padding="0.049cm" fo:border-left="0.5pt solid #000000" fo:border-right="none" fo:border-top="none" fo:border-bottom="0.5pt solid #000000"/>
    </style:style>
    <style:style style:name="Table1.B5" style:family="table-cell">
      <style:table-cell-properties fo:padding="0.049cm" fo:border-left="0.5pt solid #000000" fo:border-right="0.5pt solid #000000" fo:border-top="none" fo:border-bottom="0.5pt solid #000000"/>
    </style:style>
    <style:style style:name="Table1.A6" style:family="table-cell">
      <style:table-cell-properties fo:padding="0.049cm" fo:border-left="0.5pt solid #000000" fo:border-right="none" fo:border-top="none" fo:border-bottom="0.5pt solid #000000"/>
    </style:style>
    <style:style style:name="Table1.B6" style:family="table-cell">
      <style:table-cell-properties fo:padding="0.049cm" fo:border-left="0.5pt solid #000000" fo:border-right="0.5pt solid #000000" fo:border-top="none" fo:border-bottom="0.5pt solid #000000"/>
    </style:style>
    <style:style style:name="Table1.A7" style:family="table-cell">
      <style:table-cell-properties fo:padding="0.049cm" fo:border-left="0.5pt solid #000000" fo:border-right="none" fo:border-top="none" fo:border-bottom="0.5pt solid #000000"/>
    </style:style>
    <style:style style:name="Table1.B7" style:family="table-cell">
      <style:table-cell-properties fo:padding="0.049cm" fo:border-left="0.5pt solid #000000" fo:border-right="0.5pt solid #000000" fo:border-top="none" fo:border-bottom="0.5pt solid #000000"/>
    </style:style>
    <style:style style:name="Table1.A8" style:family="table-cell">
      <style:table-cell-properties fo:padding="0.049cm" fo:border-left="0.5pt solid #000000" fo:border-right="none" fo:border-top="none" fo:border-bottom="0.5pt solid #000000"/>
    </style:style>
    <style:style style:name="Table1.B8" style:family="table-cell">
      <style:table-cell-properties fo:padding="0.049cm" fo:border-left="0.5pt solid #000000" fo:border-right="0.5pt solid #000000" fo:border-top="none" fo:border-bottom="0.5pt solid #000000"/>
    </style:style>
    <style:style style:name="Table1.A9" style:family="table-cell">
      <style:table-cell-properties fo:padding="0.049cm" fo:border-left="0.5pt solid #000000" fo:border-right="none" fo:border-top="none" fo:border-bottom="0.5pt solid #000000"/>
    </style:style>
    <style:style style:name="Table1.B9" style:family="table-cell">
      <style:table-cell-properties fo:padding="0.049cm" fo:border-left="0.5pt solid #000000" fo:border-right="0.5pt solid #000000" fo:border-top="none" fo:border-bottom="0.5pt solid #000000"/>
    </style:style>
    <style:style style:name="Table1.A10" style:family="table-cell">
      <style:table-cell-properties fo:padding="0.049cm" fo:border-left="0.5pt solid #000000" fo:border-right="none" fo:border-top="none" fo:border-bottom="0.5pt solid #000000"/>
    </style:style>
    <style:style style:name="Table1.B10" style:family="table-cell">
      <style:table-cell-properties fo:padding="0.049cm" fo:border-left="0.5pt solid #000000" fo:border-right="0.5pt solid #000000" fo:border-top="none" fo:border-bottom="0.5pt solid #000000"/>
    </style:style>
    <style:style style:name="Table1.11" style:family="table-row">
      <style:table-row-properties style:min-row-height="8.124cm"/>
    </style:style>
    <style:style style:name="Table1.A11" style:family="table-cell">
      <style:table-cell-properties fo:padding="0.049cm" fo:border-left="0.5pt solid #000000" fo:border-right="none" fo:border-top="none" fo:border-bottom="0.5pt solid #000000"/>
    </style:style>
    <style:style style:name="Table1.B11" style:family="table-cell">
      <style:table-cell-properties fo:padding="0.049cm" fo:border-left="0.5pt solid #000000" fo:border-right="0.5pt solid #000000" fo:border-top="none" fo:border-bottom="0.5pt solid #000000"/>
    </style:style>
    <style:style style:name="Table1.12" style:family="table-row">
      <style:table-row-properties style:min-row-height="0.339cm"/>
    </style:style>
    <style:style style:name="Table1.A12" style:family="table-cell">
      <style:table-cell-properties fo:padding="0.049cm" fo:border-left="0.5pt solid #000000" fo:border-right="none" fo:border-top="none" fo:border-bottom="0.5pt solid #000000"/>
    </style:style>
    <style:style style:name="Table1.B12" style:family="table-cell">
      <style:table-cell-properties fo:padding="0.049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Arial1" fo:font-size="16pt" fo:language="zxx" fo:country="none" style:font-size-asian="16pt" style:language-asian="zxx" style:country-asian="none" style:font-size-complex="16pt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1pt" officeooo:paragraph-rsid="01161da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1161da0" officeooo:paragraph-rsid="01161da0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6" style:family="paragraph" style:parent-style-name="Preformatted_20_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paragraph-properties fo:text-align="center" style:justify-single-word="false"/>
      <style:text-properties style:font-name="Arial1" fo:font-size="6pt" fo:language="zxx" fo:country="none" officeooo:paragraph-rsid="01161da0" style:font-size-asian="6pt" style:language-asian="zxx" style:country-asian="none" style:font-size-complex="6pt" style:language-complex="zxx" style:country-complex="none"/>
    </style:style>
    <style:style style:name="P9" style:family="paragraph" style:parent-style-name="Standard">
      <style:paragraph-properties fo:text-align="center" style:justify-single-word="false" fo:break-before="page"/>
      <style:text-properties style:font-name="Arial1" fo:font-size="6pt" fo:language="zxx" fo:country="none" style:font-size-asian="6pt" style:language-asian="zxx" style:country-asian="none" style:font-size-complex="6pt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style:font-name="Courier New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Courier New" fo:font-size="11pt" fo:language="zxx" fo:country="none" fo:font-weight="bold" officeooo:rsid="002b044b" officeooo:paragraph-rsid="002b044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2" style:family="paragraph" style:parent-style-name="Table_20_Contents">
      <style:text-properties style:font-name="Courier New" fo:font-size="11pt" fo:language="zxx" fo:country="none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13" style:family="paragraph" style:parent-style-name="Table_20_Contents">
      <style:text-properties style:font-name="Courier New" fo:font-size="11pt" officeooo:paragraph-rsid="003724af" style:font-size-asian="11pt" style:font-size-complex="11pt"/>
    </style:style>
    <style:style style:name="P14" style:family="paragraph" style:parent-style-name="Table_20_Contents">
      <style:text-properties style:font-name="Courier New" fo:font-size="11pt" officeooo:paragraph-rsid="003cc5ea" style:font-size-asian="11pt" style:font-size-complex="11pt"/>
    </style:style>
    <style:style style:name="P15" style:family="paragraph" style:parent-style-name="Standard">
      <style:text-properties style:font-name="Courier New" fo:font-size="11pt" fo:language="zxx" fo:country="none" officeooo:paragraph-rsid="002b044b" style:font-size-asian="11pt" style:language-asian="zxx" style:country-asian="none" style:font-size-complex="11pt" style:language-complex="zxx" style:country-complex="none"/>
    </style:style>
    <style:style style:name="P16" style:family="paragraph" style:parent-style-name="Table_20_Contents">
      <style:text-properties style:font-name="Courier New" fo:font-size="11pt" officeooo:paragraph-rsid="0050456b" style:font-size-asian="11pt" style:font-size-complex="11pt"/>
    </style:style>
    <style:style style:name="P17" style:family="paragraph" style:parent-style-name="Standard">
      <style:text-properties style:font-name="Courier New" fo:font-size="11pt" fo:language="zxx" fo:country="none" officeooo:paragraph-rsid="00302954" style:font-size-asian="11pt" style:language-asian="zxx" style:country-asian="none" style:font-size-complex="11pt" style:language-complex="zxx" style:country-complex="none"/>
    </style:style>
    <style:style style:name="P18" style:family="paragraph" style:parent-style-name="Standard">
      <style:text-properties style:font-name="Courier New" fo:font-size="11pt" fo:language="zxx" fo:country="none" officeooo:paragraph-rsid="00c946a9" style:font-size-asian="11pt" style:language-asian="zxx" style:country-asian="none" style:font-size-complex="11pt" style:language-complex="zxx" style:country-complex="none"/>
    </style:style>
    <style:style style:name="P19" style:family="paragraph" style:parent-style-name="Standard">
      <style:text-properties style:font-name="Courier New" fo:font-size="11pt" fo:language="zxx" fo:country="none" officeooo:paragraph-rsid="002f56f4" style:font-size-asian="11pt" style:language-asian="zxx" style:country-asian="none" style:font-size-complex="11pt" style:language-complex="zxx" style:country-complex="none"/>
    </style:style>
    <style:style style:name="P20" style:family="paragraph" style:parent-style-name="Standard">
      <style:text-properties style:font-name="Courier New" fo:font-size="11pt" fo:language="zxx" fo:country="none" officeooo:paragraph-rsid="002d5ca0" style:font-size-asian="11pt" style:language-asian="zxx" style:country-asian="none" style:font-size-complex="11pt" style:language-complex="zxx" style:country-complex="none"/>
    </style:style>
    <style:style style:name="P21" style:family="paragraph" style:parent-style-name="Standard">
      <style:text-properties style:font-name="Courier New" fo:font-size="11pt" officeooo:paragraph-rsid="002d5ca0" style:font-size-asian="11pt" style:font-size-complex="11pt"/>
    </style:style>
    <style:style style:name="P22" style:family="paragraph" style:parent-style-name="Standard">
      <style:text-properties style:font-name="Courier New" fo:font-size="11pt" fo:language="zxx" fo:country="none" officeooo:paragraph-rsid="00e1140f" style:font-size-asian="11pt" style:language-asian="zxx" style:country-asian="none" style:font-size-complex="11pt" style:language-complex="zxx" style:country-complex="none"/>
    </style:style>
    <style:style style:name="P23" style:family="paragraph" style:parent-style-name="Table_20_Contents">
      <style:text-properties style:font-name="Courier New" fo:font-size="11pt" fo:language="zxx" fo:country="none" fo:font-weight="bold" officeooo:rsid="008dab5d" officeooo:paragraph-rsid="0086b7a3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1pt" fo:language="zxx" fo:country="none" officeooo:paragraph-rsid="0086b7a3" style:font-size-asian="11pt" style:language-asian="zxx" style:country-asian="none" style:font-size-complex="11pt" style:language-complex="zxx" style:country-complex="none"/>
    </style:style>
    <style:style style:name="P25" style:family="paragraph" style:parent-style-name="Standard">
      <style:text-properties style:font-name="Courier New" fo:font-size="11pt" fo:language="zxx" fo:country="none" officeooo:rsid="008dab5d" officeooo:paragraph-rsid="0086b7a3" style:font-size-asian="11pt" style:language-asian="zxx" style:country-asian="none" style:font-size-complex="11pt" style:language-complex="zxx" style:country-complex="none"/>
    </style:style>
    <style:style style:name="P26" style:family="paragraph" style:parent-style-name="Standard">
      <style:text-properties style:font-name="Courier New" fo:font-size="11pt" fo:language="zxx" fo:country="none" officeooo:paragraph-rsid="00a13d74" style:font-size-asian="11pt" style:language-asian="zxx" style:country-asian="none" style:font-size-complex="11pt" style:language-complex="zxx" style:country-complex="none"/>
    </style:style>
    <style:style style:name="P27" style:family="paragraph" style:parent-style-name="Standard">
      <style:text-properties style:font-name="Courier New" fo:font-size="11pt" fo:language="zxx" fo:country="none" officeooo:paragraph-rsid="0097dab2" style:font-size-asian="11pt" style:language-asian="zxx" style:country-asian="none" style:font-size-complex="11pt" style:language-complex="zxx" style:country-complex="none"/>
    </style:style>
    <style:style style:name="P28" style:family="paragraph" style:parent-style-name="Standard">
      <style:text-properties style:font-name="Courier New" fo:font-size="11pt" fo:language="zxx" fo:country="none" officeooo:paragraph-rsid="009ff210" style:font-size-asian="11pt" style:language-asian="zxx" style:country-asian="none" style:font-size-complex="11pt" style:language-complex="zxx" style:country-complex="none"/>
    </style:style>
    <style:style style:name="P29" style:family="paragraph" style:parent-style-name="Standard">
      <style:text-properties style:font-name="Courier New" fo:font-size="11pt" fo:language="zxx" fo:country="none" officeooo:paragraph-rsid="002c5809" style:font-size-asian="11pt" style:language-asian="zxx" style:country-asian="none" style:font-size-complex="11pt" style:language-complex="zxx" style:country-complex="none"/>
    </style:style>
    <style:style style:name="P30" style:family="paragraph" style:parent-style-name="Standard">
      <style:text-properties style:font-name="Courier New" fo:font-size="11pt" fo:language="zxx" fo:country="none" officeooo:paragraph-rsid="002ba59f" style:font-size-asian="11pt" style:language-asian="zxx" style:country-asian="none" style:font-size-complex="11pt" style:language-complex="zxx" style:country-complex="none"/>
    </style:style>
    <style:style style:name="P31" style:family="paragraph" style:parent-style-name="Standard">
      <style:text-properties style:font-name="Courier New" fo:font-size="11pt" fo:language="zxx" fo:country="none" officeooo:paragraph-rsid="00902f67" style:font-size-asian="11pt" style:language-asian="zxx" style:country-asian="none" style:font-size-complex="11pt" style:language-complex="zxx" style:country-complex="none"/>
    </style:style>
    <style:style style:name="P32" style:family="paragraph" style:parent-style-name="Standard">
      <style:text-properties style:font-name="Courier New" fo:font-size="11pt" fo:language="zxx" fo:country="none" officeooo:paragraph-rsid="00f073cd" style:font-size-asian="11pt" style:language-asian="zxx" style:country-asian="none" style:font-size-complex="11pt" style:language-complex="zxx" style:country-complex="none"/>
    </style:style>
    <style:style style:name="P33" style:family="paragraph" style:parent-style-name="Standard">
      <style:text-properties style:font-name="Courier New" fo:font-size="11pt" fo:language="zxx" fo:country="none" officeooo:paragraph-rsid="00f98671" style:font-size-asian="11pt" style:language-asian="zxx" style:country-asian="none" style:font-size-complex="11pt" style:language-complex="zxx" style:country-complex="none"/>
    </style:style>
    <style:style style:name="P34" style:family="paragraph" style:parent-style-name="Standard">
      <style:text-properties style:font-name="Courier New" fo:font-size="11pt" fo:language="zxx" fo:country="none" officeooo:paragraph-rsid="00b93cd0" style:font-size-asian="11pt" style:language-asian="zxx" style:country-asian="none" style:font-size-complex="11pt" style:language-complex="zxx" style:country-complex="none"/>
    </style:style>
    <style:style style:name="P35" style:family="paragraph" style:parent-style-name="Standard">
      <style:text-properties style:font-name="Courier New" fo:font-size="11pt" fo:language="zxx" fo:country="none" officeooo:paragraph-rsid="00ba4594" style:font-size-asian="11pt" style:language-asian="zxx" style:country-asian="none" style:font-size-complex="11pt" style:language-complex="zxx" style:country-complex="none"/>
    </style:style>
    <style:style style:name="P36" style:family="paragraph" style:parent-style-name="Table_20_Contents">
      <style:text-properties style:font-name="Courier New" fo:font-size="11pt" fo:language="zxx" fo:country="none" fo:font-weight="bold" officeooo:rsid="00663d44" officeooo:paragraph-rsid="00663d44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37" style:family="paragraph" style:parent-style-name="Standard">
      <style:text-properties style:font-name="Courier New" fo:font-size="11pt" fo:language="zxx" fo:country="none" officeooo:rsid="00663d44" officeooo:paragraph-rsid="00e4267c" style:font-size-asian="11pt" style:language-asian="zxx" style:country-asian="none" style:font-size-complex="11pt" style:language-complex="zxx" style:country-complex="none"/>
    </style:style>
    <style:style style:name="P38" style:family="paragraph" style:parent-style-name="Standard">
      <style:text-properties style:font-name="Courier New" fo:font-size="11pt" fo:language="zxx" fo:country="none" officeooo:rsid="00663d44" officeooo:paragraph-rsid="00663d44" style:font-size-asian="11pt" style:language-asian="zxx" style:country-asian="none" style:font-size-complex="11pt" style:language-complex="zxx" style:country-complex="none"/>
    </style:style>
    <style:style style:name="P39" style:family="paragraph" style:parent-style-name="Standard">
      <style:text-properties style:font-name="Courier New" fo:font-size="11pt" fo:language="zxx" fo:country="none" officeooo:rsid="00663d44" officeooo:paragraph-rsid="0066bad9" style:font-size-asian="11pt" style:language-asian="zxx" style:country-asian="none" style:font-size-complex="11pt" style:language-complex="zxx" style:country-complex="none"/>
    </style:style>
    <style:style style:name="P40" style:family="paragraph" style:parent-style-name="Standard">
      <style:text-properties fo:font-size="6pt" style:font-size-asian="6pt" style:font-size-complex="6pt"/>
    </style:style>
    <style:style style:name="T1" style:family="text">
      <style:text-properties officeooo:rsid="010cf5ba"/>
    </style:style>
    <style:style style:name="T2" style:family="text">
      <style:text-properties fo:language="zxx" fo:country="none" officeooo:rsid="01161da0" style:language-asian="zxx" style:country-asian="none" style:language-complex="zxx" style:country-complex="none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5" style:family="text">
      <style:text-properties style:font-name="Courier New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T6" style:family="text">
      <style:text-properties style:font-name="Courier New" fo:font-size="11pt" style:font-size-asian="11pt" style:font-size-complex="11pt"/>
    </style:style>
    <style:style style:name="T7" style:family="text">
      <style:text-properties officeooo:rsid="00ae5df5"/>
    </style:style>
    <style:style style:name="T8" style:family="text">
      <style:text-properties style:font-name="Courier New" fo:language="zxx" fo:country="none" officeooo:rsid="003829b0" style:language-asian="zxx" style:country-asian="none" style:language-complex="zxx" style:country-complex="none"/>
    </style:style>
    <style:style style:name="T9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0" style:family="text">
      <style:text-properties style:font-name="Courier New" fo:language="zxx" fo:country="none" officeooo:rsid="0111fb5c" style:language-asian="zxx" style:country-asian="none" style:language-complex="zxx" style:country-complex="none"/>
    </style:style>
    <style:style style:name="T11" style:family="text">
      <style:text-properties style:font-name="Courier New"/>
    </style:style>
    <style:style style:name="T12" style:family="text">
      <style:text-properties style:font-name="Courier New" fo:language="zxx" fo:country="none" officeooo:rsid="007f6c63" style:language-asian="zxx" style:country-asian="none" style:language-complex="zxx" style:country-complex="none"/>
    </style:style>
    <style:style style:name="T13" style:family="text">
      <style:text-properties officeooo:rsid="00264063"/>
    </style:style>
    <style:style style:name="T14" style:family="text">
      <style:text-properties style:font-name="Courier New" officeooo:rsid="00c671ed"/>
    </style:style>
    <style:style style:name="T15" style:family="text">
      <style:text-properties officeooo:rsid="008f05e5"/>
    </style:style>
    <style:style style:name="T16" style:family="text">
      <style:text-properties officeooo:rsid="008ea3a0"/>
    </style:style>
    <style:style style:name="T17" style:family="text">
      <style:text-properties style:font-name="Courier New" officeooo:rsid="00902f67"/>
    </style:style>
    <style:style style:name="T18" style:family="text">
      <style:text-properties style:font-name="Courier New" officeooo:rsid="00a13d74"/>
    </style:style>
    <style:style style:name="T19" style:family="text">
      <style:text-properties officeooo:rsid="0097dab2"/>
    </style:style>
    <style:style style:name="T20" style:family="text">
      <style:text-properties style:font-name="Courier New" officeooo:rsid="0097dab2"/>
    </style:style>
    <style:style style:name="T21" style:family="text">
      <style:text-properties officeooo:rsid="009ff210"/>
    </style:style>
    <style:style style:name="T22" style:family="text">
      <style:text-properties style:font-name="Courier New" officeooo:rsid="009ff210"/>
    </style:style>
    <style:style style:name="T23" style:family="text">
      <style:text-properties style:font-name="Courier New" officeooo:rsid="00b64ef9"/>
    </style:style>
    <style:style style:name="T24" style:family="text">
      <style:text-properties style:font-name="Courier New" officeooo:rsid="00f98671"/>
    </style:style>
    <style:style style:name="T25" style:family="text">
      <style:text-properties officeooo:rsid="00e4267c"/>
    </style:style>
    <style:style style:name="T26" style:family="text">
      <style:text-properties officeooo:rsid="00753069"/>
    </style:style>
    <style:style style:name="T27" style:family="text">
      <style:text-properties officeooo:rsid="0066bad9"/>
    </style:style>
    <style:style style:name="T28" style:family="text">
      <style:text-properties officeooo:rsid="006dc3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ert.js v1.<text:span text:style-name="T1">1</text:span>.<text:span text:style-name="T1">0</text:span> cheatsheet - <text:a xlink:type="simple" xlink:href="https://github.com/Serrin/assert.js" text:style-name="Internet_20_link" text:visited-style-name="Visited_20_Internet_20_Link">https://github.com/Serrin/assert.js</text:a></text:p>
      <text:p text:style-name="P2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Strong_20_Emphasis"><text:span text:style-name="T2">Import</text:span></text:span><text:span text:style-name="T3"> </text:span></text:p>
          </table:table-cell>
          <table:table-cell table:style-name="Table2.B1" office:value-type="string">
            <text:p text:style-name="P4">Javascript</text:p>
          </table:table-cell>
        </table:table-row>
        <table:table-row>
          <table:table-cell table:style-name="Table2.A2" office:value-type="string">
            <text:p text:style-name="P5">Import the assert function</text:p>
          </table:table-cell>
          <table:table-cell table:style-name="Table2.B2" office:value-type="string">
            <text:p text:style-name="Preformatted_20_Text"><text:span text:style-name="Source_20_Text"><text:span text:style-name="T4"/></text:span></text:p>
            <text:p text:style-name="Preformatted_20_Text"><text:span text:style-name="Source_20_Text"><text:span text:style-name="T5">import assert from "./assert.js";</text:span></text:span></text:p>
            <text:p text:style-name="P6">globalThis.assert = assert;</text:p>
            <text:p text:style-name="P6"/>
          </table:table-cell>
        </table:table-row>
        <table:table-row>
          <table:table-cell table:style-name="Table2.A2" office:value-type="string">
            <text:p text:style-name="P5">Import the assert function as defaultExport</text:p>
          </table:table-cell>
          <table:table-cell table:style-name="Table2.B3" office:value-type="string">
            <text:p text:style-name="Preformatted_20_Text"><text:span text:style-name="Source_20_Text"><text:span text:style-name="T4"/></text:span></text:p>
            <text:p text:style-name="Preformatted_20_Text"><text:span text:style-name="Source_20_Text"><text:span text:style-name="T5">import defaultExport from "./assert.js";</text:span></text:span></text:p>
            <text:p text:style-name="P6">globalThis.assert = defaultExport;</text:p>
            <text:p text:style-name="P6"/>
          </table:table-cell>
        </table:table-row>
        <table:table-row>
          <table:table-cell table:style-name="Table2.A2" office:value-type="string">
            <text:p text:style-name="P5">Dynamic import</text:p>
          </table:table-cell>
          <table:table-cell table:style-name="Table2.B4" office:value-type="string">
            <text:p text:style-name="P7"><text:span text:style-name="Source_20_Text"><text:span text:style-name="T6"/></text:span></text:p>
            <text:p text:style-name="P7"><text:span text:style-name="Source_20_Text"><text:span text:style-name="T6">const assert = await import("./assert.js");</text:span></text:span></text:p>
            <text:p text:style-name="P7"><text:span text:style-name="Source_20_Text"><text:span text:style-name="T6">globalThis.assert = assert;</text:span></text:span></text:p>
            <text:p text:style-name="P7"><text:span text:style-name="Source_20_Text"><text:span text:style-name="T6"/></text:span></text:p>
          </table:table-cell>
        </table:table-row>
      </table:table>
      <text:p text:style-name="P8"/>
      <text:p text:style-name="P9"><text:s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<text:span text:style-name="Strong_20_Emphasis"><text:span text:style-name="T3">Category</text:span></text:span><text:span text:style-name="T3"> </text:span></text:p>
          </table:table-cell>
          <table:table-cell table:style-name="Table1.B1" office:value-type="string">
            <text:p text:style-name="P11">Assertion<text:span text:style-name="T7">s</text:span></text:p>
          </table:table-cell>
        </table:table-row>
        <table:table-row>
          <table:table-cell table:style-name="Table1.A2" office:value-type="string">
            <text:p text:style-name="P12">Constants</text:p>
          </table:table-cell>
          <table:table-cell table:style-name="Table1.B2" office:value-type="string">
            <text:p text:style-name="P13"><text:span text:style-name="Source_20_Text"><text:span text:style-name="T8">a</text:span></text:span><text:span text:style-name="Source_20_Text"><text:span text:style-name="T9">ssert.VERSION;</text:span></text:span></text:p>
          </table:table-cell>
        </table:table-row>
        <table:table-row>
          <table:table-cell table:style-name="Table1.A3" office:value-type="string">
            <text:p text:style-name="P12">Errors</text:p>
          </table:table-cell>
          <table:table-cell table:style-name="Table1.B3" office:value-type="string">
            <text:p text:style-name="P14"><text:span text:style-name="Source_20_Text"><text:span text:style-name="T8">a</text:span></text:span><text:span text:style-name="Source_20_Text"><text:span text:style-name="T9">ssert.AssertionError</text:span></text:span><text:span text:style-name="Source_20_Text"><text:span text:style-name="T10">([message], [options]); </text:span></text:span></text:p>
          </table:table-cell>
        </table:table-row>
        <table:table-row>
          <table:table-cell table:style-name="Table1.A3" office:value-type="string">
            <text:p text:style-name="P12">Basic</text:p>
          </table:table-cell>
          <table:table-cell table:style-name="Table1.B4" office:value-type="string">
            <text:p text:style-name="P15"><text:span text:style-name="Source_20_Text"><text:span text:style-name="T11">assert(condition, [message: string | Error]);</text:span></text:span></text:p>
            <text:p text:style-name="P15"><text:span text:style-name="Source_20_Text"><text:span text:style-name="T11">assert.ok(condition, [message: string | Error]);</text:span></text:span></text:p>
            <text:p text:style-name="P16"><text:span text:style-name="Source_20_Text"><text:span text:style-name="T9">assert.notOk(</text:span></text:span><text:span text:style-name="Source_20_Text"><text:span text:style-name="T12">condition</text:span></text:span><text:span text:style-name="Source_20_Text"><text:span text:style-name="T9">, [message: string | Error]); </text:span></text:span></text:p>
            <text:p text:style-name="P15"><text:span text:style-name="Source_20_Text"><text:span text:style-name="T11">assert.fail([message: string | Error]);</text:span></text:span></text:p>
          </table:table-cell>
        </table:table-row>
        <table:table-row>
          <table:table-cell table:style-name="Table1.A3" office:value-type="string">
            <text:p text:style-name="P12">Equality</text:p>
          </table:table-cell>
          <table:table-cell table:style-name="Table1.B5" office:value-type="string">
            <text:p text:style-name="P17">assert.<text:span text:style-name="T13">e</text:span>qual(actual, expected, [message: string | Error]);</text:p>
            <text:p text:style-name="P18">assert.strictEqual(actual, expected, [message: string | Error]);</text:p>
            <text:p text:style-name="P18">assert.deepEqual(actual, expected, [message: string | Error]);</text:p>
            <text:p text:style-name="P17"/>
            <text:p text:style-name="P17">assert.notEqual(actual, expected, [message: string | Error]);</text:p>
            <text:p text:style-name="P17">assert.notStrictEqual(actual, expected, [message: string | Error]);</text:p>
            <text:p text:style-name="P17"><text:span text:style-name="Source_20_Text"><text:span text:style-name="T11">assert.notDeepEqual(actual, expected, [message: string | Error]);</text:span></text:span></text:p>
          </table:table-cell>
        </table:table-row>
        <table:table-row>
          <table:table-cell table:style-name="Table1.A3" office:value-type="string">
            <text:p text:style-name="P12">Exceptions</text:p>
          </table:table-cell>
          <table:table-cell table:style-name="Table1.B6" office:value-type="string">
            <text:p text:style-name="P19"><text:span text:style-name="Source_20_Text"><text:span text:style-name="T11">assert.throws(fn, [ErrorType | string | RegExp], [message: string | Error]): Promise;</text:span></text:span></text:p>
            <text:p text:style-name="P19">await assert.rejects(asyncFnOrPromise, [ErrorType | string| RegExp], [message: string | Error]);</text:p>
            <text:p text:style-name="P19"><text:span text:style-name="Source_20_Text"><text:span text:style-name="T11">await assert.doesNotReject(asyncFnOrPromise, [ErrorType | string | RegExp], [message: string| Error]);</text:span></text:span></text:p>
          </table:table-cell>
        </table:table-row>
        <table:table-row>
          <table:table-cell table:style-name="Table1.A3" office:value-type="string">
            <text:p text:style-name="P12">Boolean</text:p>
          </table:table-cell>
          <table:table-cell table:style-name="Table1.B7" office:value-type="string">
            <text:p text:style-name="P20">assert.isTrue(value, [message: string | Error]);</text:p>
            <text:p text:style-name="P21"><text:span text:style-name="Source_20_Text"><text:span text:style-name="T9">assert.isFalse(value, [message: string | Error]);</text:span></text:span></text:p>
          </table:table-cell>
        </table:table-row>
        <table:table-row>
          <table:table-cell table:style-name="Table1.A3" office:value-type="string">
            <text:p text:style-name="P12">String</text:p>
          </table:table-cell>
          <table:table-cell table:style-name="Table1.B7" office:value-type="string">
            <text:p text:style-name="P15">assert.match(string, regexp, [message: string | Error]);</text:p>
            <text:p text:style-name="P15"><text:span text:style-name="Source_20_Text"><text:span text:style-name="T11">assert.doesNotMatch(string, regexp, [message: string | Error]);</text:span></text:span></text:p>
            <text:p text:style-name="P15"><text:span text:style-name="Source_20_Text"><text:span text:style-name="T11"/></text:span></text:p>
            <text:p text:style-name="P15"><text:span text:style-name="Source_20_Text"><text:span text:style-name="T11">assert.stringContains(actual, substring, [message: string | Error]);</text:span></text:span></text:p>
            <text:p text:style-name="P15"><text:span text:style-name="Source_20_Text"><text:span text:style-name="T11">assert.stringNotContains(actual, substring, [message: string | Error]);</text:span></text:span></text:p>
          </table:table-cell>
        </table:table-row>
        <table:table-row>
          <table:table-cell table:style-name="Table1.A3" office:value-type="string">
            <text:p text:style-name="P12">Comparison </text:p>
          </table:table-cell>
          <table:table-cell table:style-name="Table1.B7" office:value-type="string">
            <text:p text:style-name="P15">assert.lt(value1, value2, [message: string | Error]);</text:p>
            <text:p text:style-name="P15">assert.lte(value1, value2, [message: string | Error]);</text:p>
            <text:p text:style-name="P15"/>
            <text:p text:style-name="P15">assert.gt(value1, value2, [message: string | Error]);</text:p>
            <text:p text:style-name="P15"><text:span text:style-name="Source_20_Text"><text:span text:style-name="T11">assert.gte(value1, value2, [message: string | Error]);</text:span></text:span></text:p>
            <text:p text:style-name="P15"><text:span text:style-name="Source_20_Text"><text:span text:style-name="T11"/></text:span></text:p>
            <text:p text:style-name="P22"><text:span text:style-name="Source_20_Text"><text:span text:style-name="T14">assert.inRange(value, min, max, [message: string | Error]);</text:span></text:span></text:p>
            <text:p text:style-name="P22"><text:span text:style-name="Source_20_Text"><text:span text:style-name="T14">assert.notInRange(value, min, max, [message: string | Error]);</text:span></text:span></text:p>
          </table:table-cell>
        </table:table-row>
        <table:table-row>
          <table:table-cell table:style-name="Table1.A3" office:value-type="string">
            <text:p text:style-name="P23">Objects</text:p>
          </table:table-cell>
          <table:table-cell table:style-name="Table1.B7" office:value-type="string">
            <text:p text:style-name="P24">assert.includes(container, options: {keyOrValue, <text:span text:style-name="T15">[</text:span>value<text:span text:style-name="T15">]</text:span> }, [message: string | Error]);</text:p>
            <text:p text:style-name="P25">assert.<text:span text:style-name="T16">doesNotI</text:span>nclude(container, options: {keyOrValue, <text:span text:style-name="T15">[</text:span>value<text:span text:style-name="T15">]</text:span> }, [message: string | Error]);</text:p>
            <text:p text:style-name="P25"/>
            <text:p text:style-name="P26"><text:span text:style-name="Source_20_Text"><text:span text:style-name="T17">assert.is</text:span></text:span><text:span text:style-name="Source_20_Text"><text:span text:style-name="T18">Empty</text:span></text:span><text:span text:style-name="Source_20_Text"><text:span text:style-name="T17">(value, [message: string | Error]);</text:span></text:span></text:p>
            <text:p text:style-name="P26"><text:span text:style-name="Source_20_Text"><text:span text:style-name="T17">assert.is</text:span></text:span><text:span text:style-name="Source_20_Text"><text:span text:style-name="T18">NotEmpty</text:span></text:span><text:span text:style-name="Source_20_Text"><text:span text:style-name="T17">(value, [message: string | Error]);</text:span></text:span></text:p>
          </table:table-cell>
        </table:table-row>
        <text:soft-page-break/>
        <table:table-row table:style-name="Table1.11">
          <table:table-cell table:style-name="Table1.A11" office:value-type="string">
            <text:p text:style-name="P12">Type</text:p>
          </table:table-cell>
          <table:table-cell table:style-name="Table1.B11" office:value-type="string">
            <text:p text:style-name="P27">assert.is(value, expectedType: <text:span text:style-name="T19">string | function | Array&lt;string | function&gt;</text:span>, [message: string |Error]);</text:p>
            <text:p text:style-name="P27"><text:span text:style-name="Source_20_Text"><text:span text:style-name="T11">assert.isNot(value, expectedType: </text:span></text:span><text:span text:style-name="Source_20_Text"><text:span text:style-name="T20">string | function | Array&lt;string | function&gt;</text:span></text:span><text:span text:style-name="Source_20_Text"><text:span text:style-name="T11">, [message: string | Error]);</text:span></text:span></text:p>
            <text:p text:style-name="P27"><text:span text:style-name="Source_20_Text"><text:span text:style-name="T11"/></text:span></text:p>
            <text:p text:style-name="P28">assert.is<text:span text:style-name="T21">Primitive</text:span>(value, [message: string | Error]);</text:p>
            <text:p text:style-name="P28"><text:span text:style-name="Source_20_Text"><text:span text:style-name="T11">assert.isNot</text:span></text:span><text:span text:style-name="Source_20_Text"><text:span text:style-name="T22">Primitive</text:span></text:span><text:span text:style-name="Source_20_Text"><text:span text:style-name="T11">(value, [message: string | Error]);</text:span></text:span></text:p>
            <text:p text:style-name="P29"><text:span text:style-name="Source_20_Text"><text:span text:style-name="T11"/></text:span></text:p>
            <text:p text:style-name="P30">assert.isNullish(value, [message: string | Error]);</text:p>
            <text:p text:style-name="P30"><text:span text:style-name="Source_20_Text"><text:span text:style-name="T11">assert.isNonNullable(value, [message: string | Error]);</text:span></text:span></text:p>
            <text:p text:style-name="P31"/>
            <text:p text:style-name="P32"><text:span text:style-name="Source_20_Text"><text:span text:style-name="T17">assert.is</text:span></text:span><text:span text:style-name="Source_20_Text"><text:span text:style-name="T23">NaN</text:span></text:span><text:span text:style-name="Source_20_Text"><text:span text:style-name="T17">(value, [message: string | Error]);</text:span></text:span></text:p>
            <text:p text:style-name="P33"><text:span text:style-name="Source_20_Text"><text:span text:style-name="T17">assert.isNot</text:span></text:span><text:span text:style-name="Source_20_Text"><text:span text:style-name="T23">NaN</text:span></text:span><text:span text:style-name="Source_20_Text"><text:span text:style-name="T17">(value, [message: string | Error]);</text:span></text:span></text:p>
            <text:p text:style-name="P32"><text:span text:style-name="Source_20_Text"><text:span text:style-name="T17"/></text:span></text:p>
            <text:p text:style-name="P31"><text:span text:style-name="Source_20_Text"><text:span text:style-name="T17">assert.isNull(value, [message: string | Error]);</text:span></text:span></text:p>
            <text:p text:style-name="P34"><text:span text:style-name="Source_20_Text"><text:span text:style-name="T17">assert.isUndefined(value, [message: string | Error]);</text:span></text:span></text:p>
            <text:p text:style-name="P34"><text:span text:style-name="Source_20_Text"><text:span text:style-name="T17">assert.isString(value, [message: string | Error]);</text:span></text:span></text:p>
            <text:p text:style-name="P34"><text:span text:style-name="Source_20_Text"><text:span text:style-name="T17">assert.isNumber(value, [message: string | Error]);</text:span></text:span></text:p>
            <text:p text:style-name="P34"><text:span text:style-name="Source_20_Text"><text:span text:style-name="T17">assert.isBigInt(value, [message: string | Error]);</text:span></text:span></text:p>
            <text:p text:style-name="P34"><text:span text:style-name="Source_20_Text"><text:span text:style-name="T17">assert.isBoolean(value, [message: string | Error]);</text:span></text:span></text:p>
            <text:p text:style-name="P34"><text:span text:style-name="Source_20_Text"><text:span text:style-name="T17">assert.isSymbol(value, [message: string | Error]);</text:span></text:span></text:p>
            <text:p text:style-name="P35"><text:span text:style-name="Source_20_Text"><text:span text:style-name="T17">assert.isFunction(value, [message: string | Error]);</text:span></text:span></text:p>
            <text:p text:style-name="P35"><text:span text:style-name="Source_20_Text"><text:span text:style-name="T17">assert.isObject(value, [message: string | Error]);</text:span></text:span></text:p>
            <text:p text:style-name="P35"><text:span text:style-name="Source_20_Text"><text:span text:style-name="T17"/></text:span></text:p>
            <text:p text:style-name="P31"><text:span text:style-name="Source_20_Text"><text:span text:style-name="T17">assert.isNotNull(value, [message: string | Error]);</text:span></text:span></text:p>
            <text:p text:style-name="P31"><text:span text:style-name="Source_20_Text"><text:span text:style-name="T17">assert.is</text:span></text:span><text:span text:style-name="Source_20_Text"><text:span text:style-name="T24">Defined</text:span></text:span><text:span text:style-name="Source_20_Text"><text:span text:style-name="T17">(value, [message: string | Error]);</text:span></text:span></text:p>
            <text:p text:style-name="P31"><text:span text:style-name="Source_20_Text"><text:span text:style-name="T17">assert.isNotString(value, [message: string | Error]);</text:span></text:span></text:p>
            <text:p text:style-name="P31"><text:span text:style-name="Source_20_Text"><text:span text:style-name="T17">assert.isNotNumber(value, [message: string | Error]);</text:span></text:span></text:p>
            <text:p text:style-name="P31"><text:span text:style-name="Source_20_Text"><text:span text:style-name="T17">assert.isNotBigInt(value, [message: string | Error]);</text:span></text:span></text:p>
            <text:p text:style-name="P31"><text:span text:style-name="Source_20_Text"><text:span text:style-name="T17">assert.isNotBoolean(value, [message: string | Error]);</text:span></text:span></text:p>
            <text:p text:style-name="P31"><text:span text:style-name="Source_20_Text"><text:span text:style-name="T17">assert.isNotSymbol(value, [message: string | Error]);</text:span></text:span></text:p>
            <text:p text:style-name="P31"><text:span text:style-name="Source_20_Text"><text:span text:style-name="T17">assert.isNotFunction(value, [message: string | Error]);</text:span></text:span></text:p>
            <text:p text:style-name="P31"><text:span text:style-name="Source_20_Text"><text:span text:style-name="T17">assert.isNotObject(value, [message: string | Error]);</text:span></text:span></text:p>
          </table:table-cell>
        </table:table-row>
        <table:table-row table:style-name="Table1.12">
          <table:table-cell table:style-name="Table1.A12" office:value-type="string">
            <text:p text:style-name="P36">Testrunner</text:p>
          </table:table-cell>
          <table:table-cell table:style-name="Table1.B12" office:value-type="string">
            <text:p text:style-name="P37">type TestResult&lt;T&gt; =</text:p>
            <text:p text:style-name="P37"><text:s text:c="2"/><text:span text:style-name="T25">| </text:span>{ok: true, value: T, block: Function, name: string}</text:p>
            <text:p text:style-name="P38"><text:s text:c="2"/>| {ok: false, error: Error, block: Function, name: string};</text:p>
            <text:p text:style-name="P38"/>
            <text:p text:style-name="P38">assert.testSync(block): TestResult</text:p>
            <text:p text:style-name="P39"><text:span text:style-name="T26">await </text:span>assert.test<text:span text:style-name="T27">As</text:span>ync(block): TestResult</text:p>
            <text:p text:style-name="P37">assert.testCheck(result: TestResult): <text:span text:style-name="T28">result.ok is true</text:span></text:p>
          </table:table-cell>
        </table:table-row>
      </table:table>
      <text:p text:style-name="P40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hu" fo:country="H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252cm" style:type="center"/>
          <style:tab-stop style:position="26.504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0.993cm" fo:margin-bottom="0.903cm" fo:margin-left="1.48cm" fo:margin-right="1.71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0</text:page-number><text:s/>/ <text:page-count>3</text:page-count><text:bookmark-end text:name="PageNumWizard_FOOTER_Default Page Style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00:42:39.985276400</meta:creation-date>
    <dc:date>2025-10-30T15:55:21.345386700</dc:date>
    <meta:editing-duration>PT4H2M35S</meta:editing-duration>
    <meta:editing-cycles>98</meta:editing-cycles>
    <meta:generator>LibreOffice/25.8.2.2$Windows_X86_64 LibreOffice_project/d401f2107ccab8f924a8e2df40f573aab7605b6f</meta:generator>
    <meta:print-date>2025-10-30T15:55:27.018306700</meta:print-date>
    <meta:printed-by>PDF files</meta:printed-by>
    <meta:document-statistic meta:table-count="2" meta:image-count="0" meta:object-count="0" meta:page-count="3" meta:paragraph-count="91" meta:word-count="422" meta:character-count="4071" meta:non-whitespace-character-count="3727"/>
  </office:meta>
</office:document-meta>
</file>